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0f961" officeooo:paragraph-rsid="0010f96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0f961" officeooo:paragraph-rsid="0010f961"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fo:font-weight="normal" officeooo:rsid="00112444" officeooo:paragraph-rsid="0011244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12444" officeooo:paragraph-rsid="0011244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officeooo:rsid="00139321" officeooo:paragraph-rsid="00139321" style:font-size-asian="10.5pt" style:font-style-asian="normal" style:font-weight-asian="bold" style:font-size-complex="12pt" style:font-style-complex="normal" style:font-weight-complex="bold"/>
    </style:style>
    <style:style style:name="P6" style:family="paragraph" style:parent-style-name="Standard" style:list-style-name="L2">
      <style:paragraph-properties fo:text-align="start" style:justify-single-word="false"/>
      <style:text-properties fo:font-size="12pt" fo:font-style="normal" fo:font-weight="normal" officeooo:rsid="00139321" officeooo:paragraph-rsid="0013932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39321" officeooo:paragraph-rsid="0013932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font-weight="bold" officeooo:rsid="00112444" officeooo:paragraph-rsid="00112444"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style="normal" fo:font-weight="bold" officeooo:rsid="00139321" officeooo:paragraph-rsid="00139321" style:font-size-asian="14pt" style:font-style-asian="normal" style:font-weight-asian="bold" style:font-size-complex="14pt" style:font-style-complex="normal" style:font-weight-complex="bold"/>
    </style:style>
    <style:style style:name="P10" style:family="paragraph" style:parent-style-name="Standard" style:list-style-name="L3">
      <style:paragraph-properties fo:text-align="start" style:justify-single-word="false"/>
      <style:text-properties fo:font-size="14pt" fo:font-weight="normal" officeooo:rsid="0014ebd5" officeooo:paragraph-rsid="0014ebd5" style:font-size-asian="12.25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officeooo:paragraph-rsid="0012d8e8"/>
    </style:style>
    <style:style style:name="P12" style:family="paragraph" style:parent-style-name="Standard" style:list-style-name="L1">
      <style:paragraph-properties fo:text-align="start" style:justify-single-word="false"/>
      <style:text-properties officeooo:paragraph-rsid="0014ebd5"/>
    </style:style>
    <style:style style:name="P13" style:family="paragraph" style:parent-style-name="Standard" style:list-style-name="L1">
      <style:paragraph-properties fo:text-align="start" style:justify-single-word="false"/>
      <style:text-properties fo:font-style="normal" officeooo:rsid="0012d8e8" officeooo:paragraph-rsid="0012d8e8" style:font-style-asian="normal" style:font-style-complex="normal"/>
    </style:style>
    <style:style style:name="P14" style:family="paragraph" style:parent-style-name="Standard" style:list-style-name="L1">
      <style:paragraph-properties fo:text-align="start" style:justify-single-word="false"/>
      <style:text-properties fo:font-style="normal" officeooo:rsid="00139321" officeooo:paragraph-rsid="00139321" style:font-style-asian="normal" style:font-style-complex="normal"/>
    </style:style>
    <style:style style:name="P15" style:family="paragraph" style:parent-style-name="Standard" style:list-style-name="L1">
      <style:paragraph-properties fo:text-align="start" style:justify-single-word="false"/>
      <style:text-properties fo:font-style="normal" officeooo:rsid="0014ebd5" officeooo:paragraph-rsid="0014ebd5" style:font-style-asian="normal" style:font-style-complex="normal"/>
    </style:style>
    <style:style style:name="P16" style:family="paragraph" style:parent-style-name="Standard">
      <style:paragraph-properties fo:text-align="start" style:justify-single-word="false"/>
      <style:text-properties fo:font-style="normal" fo:font-weight="bold" officeooo:rsid="00139321" officeooo:paragraph-rsid="00139321" style:font-style-asian="normal" style:font-weight-asian="bold" style:font-style-complex="normal" style:font-weight-complex="bold"/>
    </style:style>
    <style:style style:name="P17" style:family="paragraph" style:parent-style-name="Standard" style:list-style-name="L1">
      <style:paragraph-properties fo:text-align="start" style:justify-single-word="false"/>
      <style:text-properties officeooo:rsid="0012d8e8" officeooo:paragraph-rsid="0012d8e8"/>
    </style:style>
    <style:style style:name="T1" style:family="text">
      <style:text-properties fo:font-style="italic" style:font-style-asian="italic" style:font-style-complex="italic"/>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2d8e8" style:font-size-asian="10.5pt" style:font-weight-asian="normal" style:font-size-complex="12pt" style:font-weight-complex="normal"/>
    </style:style>
    <style:style style:name="T4" style:family="text">
      <style:text-properties fo:font-size="12pt" fo:font-weight="normal" officeooo:rsid="0014ebd5" style:font-size-asian="10.5pt" style:font-weight-asian="normal" style:font-size-complex="12pt" style:font-weight-complex="normal"/>
    </style:style>
    <style:style style:name="T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2d8e8" style:font-size-asian="10.5pt" style:font-style-asian="normal" style:font-weight-asian="normal" style:font-size-complex="12pt" style:font-style-complex="normal" style:font-weight-complex="normal"/>
    </style:style>
    <style:style style:name="T7" style:family="text">
      <style:text-properties fo:font-size="12pt" fo:font-style="normal" fo:font-weight="bold" style:font-size-asian="10.5pt" style:font-style-asian="normal" style:font-weight-asian="bold" style:font-size-complex="12pt" style:font-style-complex="normal" style:font-weight-complex="bold"/>
    </style:style>
    <style:style style:name="T8" style:family="text">
      <style:text-properties fo:font-size="12pt" fo:font-style="normal" fo:font-weight="bold" officeooo:rsid="0012d8e8" style:font-size-asian="10.5pt" style:font-style-asian="normal" style:font-weight-asian="bold" style:font-size-complex="12pt" style:font-style-complex="normal" style:font-weight-complex="bold"/>
    </style:style>
    <style:style style:name="T9" style:family="text">
      <style:text-properties fo:font-size="12pt" fo:font-style="italic" fo:font-weight="normal" officeooo:rsid="0012d8e8"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14ebd5" style:font-size-asian="10.5pt" style:font-style-asian="italic" style:font-weight-asian="normal" style:font-size-complex="12pt" style:font-style-complex="italic" style:font-weight-complex="normal"/>
    </style:style>
    <style:style style:name="T11" style:family="text">
      <style:text-properties fo:font-size="12pt" fo:font-style="italic" fo:font-weight="bold" style:font-size-asian="10.5pt" style:font-style-asian="italic" style:font-weight-asian="bold" style:font-size-complex="12pt" style:font-style-complex="italic" style:font-weight-complex="bold"/>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2pt" fo:font-weight="bold" officeooo:rsid="00139321" style:font-size-asian="10.5pt" style:font-weight-asian="bold" style:font-size-complex="12pt" style:font-weight-complex="bold"/>
    </style:style>
    <style:style style:name="T14" style:family="text">
      <style:text-properties fo:font-size="12pt" style:font-size-asian="10.5pt" style:font-size-complex="12pt"/>
    </style:style>
    <style:style style:name="T15" style:family="text">
      <style:text-properties officeooo:rsid="0014eb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Event Capture, Propagation, and Bubbling</text:p>
      <text:p text:style-name="P2"/>
      <text:p text:style-name="P8">Bubbling</text:p>
      <text:list xml:id="list2838851262" text:style-name="L3">
        <text:list-item>
          <text:p text:style-name="P10">The three phases of event propagation is: capturing, target, and bubbling.</text:p>
          <text:p text:style-name="P10"/>
        </text:list-item>
      </text:list>
      <text:list xml:id="list107196185" text:style-name="L1">
        <text:list-item>
          <text:p text:style-name="P3">Bubbling is taking into account all the elements that are clicked when an event capture occurs.</text:p>
        </text:list-item>
        <text:list-item>
          <text:p text:style-name="P3">For example, when a nested div is clicked, the container of the div will also be clicked, as well as any outer containers such as the body element and html element.</text:p>
        </text:list-item>
        <text:list-item>
          <text:p text:style-name="P3">The browser will do a capture event which starts from the outermost element (top-down) (html to divs inside the body element). Then, the bubble event will occur which starts the from the innermost element (the most nested div) and go outwards activating each eventlistener along the way.</text:p>
        </text:list-item>
        <text:list-item>
          <text:p text:style-name="P12"><text:span text:style-name="T4">Summary: </text:span></text:p>
          <text:list>
            <text:list-item>
              <text:p text:style-name="P12"><text:span text:style-name="T4">event capture =&gt; logs event action on the way down to the element clicked (html to div clicked)</text:span></text:p>
            </text:list-item>
            <text:list-item>
              <text:p text:style-name="P12"><text:span text:style-name="T4">bubbling =&gt; Events activate as they go up back to the outermost element (div to html)</text:span></text:p>
            </text:list-item>
          </text:list>
        </text:list-item>
      </text:list>
      <text:p text:style-name="P4"/>
      <text:list xml:id="list143843202652199" text:continue-numbering="true" text:style-name="L1">
        <text:list-item>
          <text:p text:style-name="P11"><text:span text:style-name="T3">the </text:span><text:span text:style-name="T6">method </text:span><text:span text:style-name="T9">addEventListener() </text:span><text:span text:style-name="T6">has 4 arguments. | </text:span><text:span text:style-name="T9">addEventListener(type, listener, useCapture, wantsUntrusted)</text:span></text:p>
          <text:list>
            <text:list-item>
              <text:p text:style-name="P11"><text:span text:style-name="T8">type</text:span><text:span text:style-name="T6">: <text:s/>is a case-sensitive string representing the </text:span><text:span text:style-name="T8">event type</text:span><text:span text:style-name="T6"> to listen for.</text:span></text:p>
            </text:list-item>
            <text:list-item>
              <text:p text:style-name="P17"><text:span text:style-name="T7">listener:</text:span><text:span text:style-name="T5"> the object receives a notification when an event of the specified type occurs. This must be an object implementing the EventListener interface, or a JS function.</text:span></text:p>
              <text:p text:style-name="P17"><text:span text:style-name="T5"/></text:p>
            </text:list-item>
            <text:list-item>
              <text:p text:style-name="P13"><text:span text:style-name="T13">*</text:span><text:span text:style-name="T12">options</text:span><text:span text:style-name="T2">: specifies characteristics about the event listener. The options are:</text:span></text:p>
              <text:list>
                <text:list-item>
                  <text:p text:style-name="P13"><text:span text:style-name="T12">capture</text:span><text:span text:style-name="T2">: A boolean value indicating that events of this type will be dispatched to the registered listener before any EventTarget beneath it on the DOM tree.</text:span></text:p>
                  <text:list>
                    <text:list-item>
                      <text:p text:style-name="P14"><text:span text:style-name="T2">if capture is true: the event will happen during the capture event (bubble down) vs event ocurring when bubbling up (default).</text:span></text:p>
                    </text:list-item>
                  </text:list>
                </text:list-item>
                <text:list-item>
                  <text:p text:style-name="P14"><text:span text:style-name="T12">once</text:span><text:span text:style-name="T2">: the option </text:span><text:span text:style-name="T11">once </text:span><text:span text:style-name="T4">will set the </text:span><text:span text:style-name="T10">addEventListener</text:span><text:span text:style-name="T4"> to an element that is one-time use. After activating, the </text:span><text:span text:style-name="T10">addEventListener</text:span><text:span text:style-name="T4"> will be automatically removed.</text:span></text:p>
                  <text:list>
                    <text:list-item>
                      <text:p text:style-name="P15"><text:span text:style-name="T4">T</text:span><text:span text:style-name="T2">his is useful when the button should only be used once, such as store checkouts.</text:span></text:p>
                    </text:list-item>
                  </text:list>
                </text:list-item>
              </text:list>
            </text:list-item>
          </text:list>
        </text:list-item>
      </text:list>
      <text:p text:style-name="P16"><text:span text:style-name="T14"/></text:p>
      <text:p text:style-name="P9">Propagation</text:p>
      <text:list xml:id="list2754129881" text:style-name="L2">
        <text:list-item>
          <text:p text:style-name="P6">Using the method <text:span text:style-name="T1">stopPropagation(), </text:span>it will prevent bubbling up from the element with addEventListener().</text:p>
        </text:list-item>
        <text:list-item>
          <text:p text:style-name="P6">stopPropagation can be used in conjunction with <text:span text:style-name="T1">capture</text:span> which will cause activations on the capture event(top-down) in order to allow clicks on the outermost div.</text:p>
        </text:list-item>
        <text:list-item>
          <text:p text:style-name="P6">ex. <text:span text:style-name="T1">scenario: clicked a nested div (inner, outer). With stopPropagation() on the inner-div, it will prevent the outer-div from activating as it will stop the bubbling after the inner-div.</text:span></text:p>
        </text:list-item>
      </text:list>
      <text:p text:style-name="P7"/>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23" meta:word-count="381" meta:character-count="2308" meta:non-whitespace-character-count="1966"/>
  </office:meta>
</office:document-meta>
</file>